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84cm"/>
    </style:style>
    <style:style style:name="co2" style:family="table-column">
      <style:table-column-properties fo:break-before="auto" style:column-width="18.126cm"/>
    </style:style>
    <style:style style:name="co3" style:family="table-column">
      <style:table-column-properties fo:break-before="auto" style:column-width="10.94cm"/>
    </style:style>
    <style:style style:name="co4" style:family="table-column">
      <style:table-column-properties fo:break-before="auto" style:column-width="3.33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5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2"/>
        <table:table-column table:style-name="co4" table:number-columns-repeated="2" table:default-cell-style-name="ce2"/>
        <table:table-row table:style-name="ro1">
          <table:table-cell table:style-name="ce1" office:value-type="string" calcext:value-type="string">
            <text:p>Drugs</text:p>
          </table:table-cell>
          <table:table-cell office:value-type="string" calcext:value-type="string">
            <text:p>Perturbation Nodes</text:p>
          </table:table-cell>
          <table:table-cell table:style-name="ce1" office:value-type="string" calcext:value-type="string">
            <text:p>Presence in PKN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Inverse CARNIVAL</text:p>
          </table:table-cell>
        </table:table-row>
        <table:table-row table:style-name="ro1">
          <table:table-cell office:value-type="string" calcext:value-type="string">
            <text:p>alprostadil</text:p>
          </table:table-cell>
          <table:table-cell table:style-name="ce3" office:value-type="string" calcext:value-type="string">
            <text:p>"CATSPER1" "CATSPER2" "CATSPER3" "CATSPER4" "PTGDR" <text:s text:c="3"/>"PTGER1" <text:s text:c="2"/>"PTGER2" <text:s text:c="2"/>"PTGER4" <text:s text:c="2"/>"PTGIR" </text:p>
          </table:table-cell>
          <table:table-cell office:value-type="string" calcext:value-type="string">
            <text:p>FALSE FALSE FALSE FALSE <text:s/>TRUE <text:s/>TRUE <text:s/>TRUE <text:s/>TRUE <text:s/>TRU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modiaquine</text:p>
          </table:table-cell>
          <table:table-cell table:style-name="ce3" office:value-type="string" calcext:value-type="string">
            <text:p>"HNMT"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muvatinib</text:p>
          </table:table-cell>
          <table:table-cell table:style-name="ce3" office:value-type="string" calcext:value-type="string">
            <text:p>"KIT" "MET"</text:p>
          </table:table-cell>
          <table:table-cell office:value-type="string" calcext:value-type="string">
            <text:p>TRUE TRU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pixaban</text:p>
          </table:table-cell>
          <table:table-cell table:style-name="ce3" office:value-type="string" calcext:value-type="string">
            <text:p>"F10"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stemizole</text:p>
          </table:table-cell>
          <table:table-cell table:style-name="ce3" office:value-type="string" calcext:value-type="string">
            <text:p><text:s/>"HRH1" <text:s/>"KCNH1" "KCNH2"</text:p>
          </table:table-cell>
          <table:table-cell office:value-type="string" calcext:value-type="string">
            <text:p>TRUE <text:s/>TRUE FALS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vasimibe</text:p>
          </table:table-cell>
          <table:table-cell table:style-name="ce3" office:value-type="string" calcext:value-type="string">
            <text:p>"CES1"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zithromycin</text:p>
          </table:table-cell>
          <table:table-cell table:style-name="ce3" office:value-type="string" calcext:value-type="string">
            <text:p>"MLNR"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iclesonide</text:p>
          </table:table-cell>
          <table:table-cell table:style-name="ce3" office:value-type="string" calcext:value-type="string">
            <text:p>"NR3C1" <text:s text:c="3"/>"SERPINA6"</text:p>
          </table:table-cell>
          <table:table-cell office:value-type="string" calcext:value-type="string">
            <text:p>TRUE FALS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lemastine</text:p>
          </table:table-cell>
          <table:table-cell table:style-name="ce3" office:value-type="string" calcext:value-type="string">
            <text:p>“HRH1”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lomifene</text:p>
          </table:table-cell>
          <table:table-cell table:style-name="ce3" office:value-type="string" calcext:value-type="string">
            <text:p>"ESR1"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apivirine</text:p>
          </table:table-cell>
          <table:table-cell table:style-name="ce3" office:value-type="string" calcext:value-type="string">
            <text:p>"CYP3A4" "CYP3A5"</text:p>
          </table:table-cell>
          <table:table-cell office:value-type="string" calcext:value-type="string">
            <text:p>TRUE FALSE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igoxin</text:p>
          </table:table-cell>
          <table:table-cell table:style-name="ce3" office:value-type="string" calcext:value-type="string">
            <text:p>"ATP1A1"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ronedarone</text:p>
          </table:table-cell>
          <table:table-cell table:style-name="ce3" office:value-type="string" calcext:value-type="string">
            <text:p>"ADRA1A"  "ADRA1B"  "ADRA1D"  "ADRA2A"  "ADRA2B"  "ADRA2C"  "ADRB1"   "CACNA1C" "CACNA1D"</text:p>
            <text:p> "CACNA1F" "CACNA1S" "CACNB1" </text:p>
            <text:p>"CACNB2"  "CACNB3"  "CACNB4"  "KCNA5"   "KCNH2"   "KCNK2"   "SCN1A"  </text:p>
          </table:table-cell>
          <table:table-cell office:value-type="string" calcext:value-type="string">
            <text:p>TRUE  TRUE  TRUE  TRUE  TRUE  TRUE  TRUE </text:p>
            <text:p>FALSE FALSE FALSE FALSE FALSE FALSE </text:p>
            <text:p>FALSE FALSE FALSE FALSE FALSE FALS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luspirilene</text:p>
          </table:table-cell>
          <table:table-cell table:style-name="ce3" office:value-type="string" calcext:value-type="string">
            <text:p>"CACNG1" "DRD2" <text:s text:c="2"/>"HRH1" <text:s text:c="2"/>"HTR1A" <text:s/>"HTR1D" <text:s/>"HTR1E" <text:s/>"HTR2A" </text:p>
          </table:table-cell>
          <table:table-cell office:value-type="string" calcext:value-type="string">
            <text:p>FALSE <text:s/>TRUE <text:s/>TRUE <text:s/>TRUE <text:s/>TRUE <text:s/>TRUE <text:s/>TRU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exachlorophene</text:p>
          </table:table-cell>
          <table:table-cell table:style-name="ce3" office:value-type="string" calcext:value-type="string">
            <text:p>"GLUD1" "SDHD" </text:p>
          </table:table-cell>
          <table:table-cell office:value-type="string" calcext:value-type="string">
            <text:p>FALSE TRUE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omoharringtonine</text:p>
          </table:table-cell>
          <table:table-cell table:style-name="ce3" office:value-type="string" calcext:value-type="string">
            <text:p>"RPL3"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vacaftor</text:p>
          </table:table-cell>
          <table:table-cell table:style-name="ce3" office:value-type="string" calcext:value-type="string">
            <text:p>"CFTR"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etoconazole</text:p>
          </table:table-cell>
          <table:table-cell table:style-name="ce3" office:value-type="string" calcext:value-type="string">
            <text:p>"KCNA10"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onafarnib</text:p>
          </table:table-cell>
          <table:table-cell table:style-name="ce3" office:value-type="string" calcext:value-type="string">
            <text:p>"FNTA" "HRAS" "KRAS" "NRAS"</text:p>
          </table:table-cell>
          <table:table-cell office:value-type="string" calcext:value-type="string">
            <text:p>TRUE TRUE TRUE TRU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operamide</text:p>
          </table:table-cell>
          <table:table-cell table:style-name="ce3" office:value-type="string" calcext:value-type="string">
            <text:p><text:s/>"CACNA1A" "CALM1" <text:s text:c="2"/>"OPRD1" <text:s text:c="2"/>"OPRK1" <text:s text:c="2"/>"OPRM1" <text:s text:c="2"/>"POMC"</text:p>
          </table:table-cell>
          <table:table-cell office:value-type="string" calcext:value-type="string">
            <text:p>TRUE TRUE TRUE TRUE TRUE TRU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iclosamide</text:p>
          </table:table-cell>
          <table:table-cell table:style-name="ce3" office:value-type="string" calcext:value-type="string">
            <text:p>"STAT3"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simertinib</text:p>
          </table:table-cell>
          <table:table-cell table:style-name="ce3" office:value-type="string" calcext:value-type="string">
            <text:p>"EGFR"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apaverine</text:p>
          </table:table-cell>
          <table:table-cell table:style-name="ce3" office:value-type="string" calcext:value-type="string">
            <text:p>"PDE10A" "PDE4B" <text:s/>"PDE5A" </text:p>
          </table:table-cell>
          <table:table-cell office:value-type="string" calcext:value-type="string">
            <text:p><text:s/>FALSE <text:s/>TRUE FALS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enfluridol</text:p>
          </table:table-cell>
          <table:table-cell table:style-name="ce3" office:value-type="string" calcext:value-type="string">
            <text:p>"CACNA1G"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erhexiline</text:p>
          </table:table-cell>
          <table:table-cell table:style-name="ce3" office:value-type="string" calcext:value-type="string">
            <text:p>"CPT1A"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romethazine</text:p>
          </table:table-cell>
          <table:table-cell table:style-name="ce3" office:value-type="string" calcext:value-type="string">
            <text:p>"HRH1"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regorafenib</text:p>
          </table:table-cell>
          <table:table-cell table:style-name="ce3" office:value-type="string" calcext:value-type="string">
            <text:p>"ABL1"   "BRAF"   "DDR2"   "EPHA2"  "FGFR1"  "FGFR2"  "FLT1"   "FLT4"   "FRK"    "KDR"   </text:p>
            <text:p> "KIT"    "MAPK11" "NTRK1"  "PDGFRA" "PDGFRB" "RAF1"   "RET"    "TEK"  </text:p>
          </table:table-cell>
          <table:table-cell office:value-type="string" calcext:value-type="string">
            <text:p>TRUE TRUE TRUE TRUE TRUE TRUE TRUE TRUE TRUE </text:p>
            <text:p>TRUE TRUE TRUE TRUE TRUE TRUE TRUE TRUE TRU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ioguanine</text:p>
          </table:table-cell>
          <table:table-cell table:style-name="ce3" office:value-type="string" calcext:value-type="string">
            <text:p>"IMPDH1" "IMPDH2"</text:p>
          </table:table-cell>
          <table:table-cell office:value-type="string" calcext:value-type="string">
            <text:p>FALSE <text:s/>TRUE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thioridazine</text:p>
          </table:table-cell>
          <table:table-cell table:style-name="ce3" office:value-type="string" calcext:value-type="string">
            <text:p>"DRD1"  "DRD2"  "DRD3"  "DRD4"  "DRD5"  "HRH1" </text:p>
            <text:p> "HTR1A" "HTR2A" "HTR2C" "HTR6"  "HTR7" </text:p>
          </table:table-cell>
          <table:table-cell office:value-type="string" calcext:value-type="string">
            <text:p>TRUE TRUE TRUE TRUE TRUE TRUE TRUE </text:p>
            <text:p>TRUE TRUE TRUE TRU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oremifene</text:p>
          </table:table-cell>
          <table:table-cell table:style-name="ce3" office:value-type="string" calcext:value-type="string">
            <text:p>"ESR1"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K-93423</text:p>
          </table:table-cell>
          <table:table-cell table:style-name="ce3" office:value-type="string" calcext:value-type="string">
            <text:p>"GABRA1" "GABRA2" "GABRA3" "GABRA5" "GABRB2" "GABRG2"</text:p>
          </table:table-cell>
          <table:table-cell office:value-type="string" calcext:value-type="string">
            <text:p>FALSE FALSE FALSE FALSE FALSE FALS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</table:table-row>
        <table:table-row table:style-name="ro1" table:number-rows-repeated="104854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4T10:48:13.680560118</meta:creation-date>
    <dc:date>2020-09-14T17:30:25.939689928</dc:date>
    <meta:editing-duration>PT5H51M1S</meta:editing-duration>
    <meta:editing-cycles>1</meta:editing-cycles>
    <meta:document-statistic meta:table-count="1" meta:cell-count="160" meta:object-count="0"/>
    <meta:generator>LibreOffice/6.4.5.2$Linux_X86_64 LibreOffice_project/40$Build-2</meta:generator>
  </office:meta>
</office:document-meta>
</file>